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 style:font-name="Arial" fo:font-size="12pt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73a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4">Hiermit versicher<text:span text:style-name="T3">e ich</text:span>, <text:span text:style-name="T3">dass ich die vorliegende Arbeit selbstständig verfasst und keine anderen als die angegebenen Quellen und Hilfsmittel benutzt sowie Zitate als solche kenntlich gemacht habe.</text:span></text:p>
      <text:p text:style-name="Standard"/>
      <text:p text:style-name="Standard"><text:tab/><text:tab/></text:p>
      <text:p text:style-name="Standard"/>
      <text:p text:style-name="P1"><text:span text:style-name="T1"><text:s text:c="10"/></text:span><text:s text:c="59"/></text:p>
      <text:p text:style-name="P2"><text:tab/><text:tab/>( <text:span text:style-name="T3">Malte Klaaßen</text:span> ) <text:tab/></text:p>
      <text:p text:style-name="P2"/>
      <text:p text:style-name="P2"/>
      <text:p text:style-name="P3"><text:span text:style-name="T1"><text:s text:c="10"/>Ort/Datum: <text:s/></text:span><text:span text:style-name="T2"><text:s text:c="3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0:14:14.21</meta:creation-date>
    <dc:date>2018-11-13T09:54:38.927075727</dc:date>
    <meta:editing-duration>PT11M17S</meta:editing-duration>
    <meta:editing-cycles>4</meta:editing-cycles>
    <meta:generator>LibreOffice/6.1.2.1$Linux_X86_64 LibreOffice_project/10$Build-1</meta:generator>
    <meta:document-statistic meta:table-count="0" meta:image-count="0" meta:object-count="0" meta:page-count="1" meta:paragraph-count="5" meta:word-count="32" meta:character-count="341" meta:non-whitespace-character-count="194"/>
  </office:meta>
</office:document-meta>
</file>